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style:text-underline-style="none" officeooo:rsid="0019895d" officeooo:paragraph-rsid="000f0bac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fo:font-style="normal" style:text-underline-style="none" officeooo:rsid="00182325" officeooo:paragraph-rsid="000f0bac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82325" officeooo:paragraph-rsid="000f0bac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19895d" officeooo:paragraph-rsid="000f0bac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82325" officeooo:paragraph-rsid="000f0bac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82325" officeooo:paragraph-rsid="000f0bac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paragraph-rsid="000f0bac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officeooo:paragraph-rsid="000f0bac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paragraph-rsid="000f0bac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82325" officeooo:paragraph-rsid="000f0bac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182325" officeooo:paragraph-rsid="000f0ba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0f0bac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0f0bac"/>
    </style:style>
    <style:style style:name="P14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9895d" officeooo:paragraph-rsid="000f0bac" style:font-style-asian="italic" style:font-weight-asian="bold" style:font-style-complex="italic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82325" officeooo:paragraph-rsid="000f0bac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style="normal" style:text-underline-style="none" fo:font-weight="normal" officeooo:rsid="00182325" officeooo:paragraph-rsid="000f0bac" style:font-style-asian="normal" style:font-weight-asian="normal" style:font-style-complex="normal" style:font-weight-complex="normal"/>
    </style:style>
    <style:style style:name="P17" style:family="paragraph" style:parent-style-name="Standard" style:list-style-name="L6">
      <style:paragraph-properties fo:text-align="justify" style:justify-single-word="false"/>
      <style:text-properties fo:font-style="normal" style:text-underline-style="none" officeooo:rsid="0019895d" officeooo:paragraph-rsid="000f0bac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none" officeooo:rsid="0019895d" officeooo:paragraph-rsid="000f0bac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none" officeooo:rsid="0010241d" officeooo:paragraph-rsid="0010241d" style:font-style-asian="normal" style:font-style-complex="normal"/>
    </style:style>
    <style:style style:name="P20" style:family="paragraph" style:parent-style-name="Standard" style:list-style-name="L5">
      <style:paragraph-properties fo:text-align="justify" style:justify-single-word="false"/>
      <style:text-properties fo:font-style="normal" officeooo:paragraph-rsid="000f0bac" style:font-style-asian="normal" style:font-style-complex="normal"/>
    </style:style>
    <style:style style:name="P21" style:family="paragraph" style:parent-style-name="Standard" style:list-style-name="L3">
      <style:paragraph-properties fo:text-align="justify" style:justify-single-word="false"/>
      <style:text-properties officeooo:paragraph-rsid="000f0bac"/>
    </style:style>
    <style:style style:name="P22" style:family="paragraph" style:parent-style-name="Standard" style:list-style-name="L4">
      <style:paragraph-properties fo:text-align="justify" style:justify-single-word="false"/>
      <style:text-properties officeooo:paragraph-rsid="000f0bac"/>
    </style:style>
    <style:style style:name="T1" style:family="text">
      <style:text-properties officeooo:rsid="00182325"/>
    </style:style>
    <style:style style:name="T2" style:family="text">
      <style:text-properties officeooo:rsid="000ff8a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895d" style:font-weight-asian="bold" style:font-weight-complex="bold"/>
    </style:style>
    <style:style style:name="T5" style:family="text">
      <style:text-properties fo:font-weight="bold" officeooo:rsid="0010241d" style:font-weight-asian="bold" style:font-weight-complex="bold"/>
    </style:style>
    <style:style style:name="T6" style:family="text">
      <style:text-properties officeooo:rsid="001024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6cm" fo:min-width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hema: Trainingsprinzipien (Zirkeltraining)</text:p>
      <text:p text:style-name="P11"/>
      <text:p text:style-name="P11">Es gibt verschiedene Trainingsprinzipien. Drei stelle ich euch in Kurzform vor:</text:p>
      <text:p text:style-name="P10"><draw:custom-shape text:anchor-type="paragraph" draw:z-index="0" draw:name="Form1" draw:style-name="gr1" svg:width="0.999cm" svg:height="0.119cm" svg:x="0.474cm" svg:y="0.1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8"/><text:span text:style-name="T2">Begriffserklärungen</text:span></text:p>
      <text:p text:style-name="P11"/>
      <text:p text:style-name="P6">Sätze:</text:p>
      <text:list xml:id="list479554120" text:style-name="L1">
        <text:list-item>
          <text:p text:style-name="P15">üblicherweise wird das Muskeltraining in Sätzen absolviert, d.h. eine festgelegte Anzahl von Wiederholungen ohne Pause</text:p>
        </text:list-item>
      </text:list>
      <text:p text:style-name="P3"/>
      <text:p text:style-name="P6">Runde:</text:p>
      <text:list xml:id="list3285189199" text:style-name="L2">
        <text:list-item>
          <text:p text:style-name="P16">Folge verschiedener Übungen, zwischen denen nicht oder nur kurz pausiert wird</text:p>
        </text:list-item>
      </text:list>
      <text:p text:style-name="P12"/>
      <text:p text:style-name="P12">Trainingsprinzipi<text:span text:style-name="T1">e</text:span>n:</text:p>
      <text:p text:style-name="P12"/>
      <text:p text:style-name="P7">Ein-Satz-Training</text:p>
      <text:list xml:id="list1706654867" text:style-name="L3">
        <text:list-item>
          <text:p text:style-name="P21">Ziel: jede Muskelgruppe wird in nur einem einzigen Satz (festgelegte Anzahl von Wiederholungen ohne Pause) intensiv gefordert</text:p>
        </text:list-item>
        <text:list-item>
          <text:p text:style-name="P21">Ablauf: absolvieren jeder Übung des Workouts nur in einem Satz mit festgelegter Wiederholungszahl; nach kurzer Pause zur nächsten wechseln; die Übungen folgen unmittelbar aufeinander</text:p>
        </text:list-item>
      </text:list>
      <text:p text:style-name="P13"/>
      <text:p text:style-name="P8">Mehr-Satz-Training</text:p>
      <text:list xml:id="list324591051" text:style-name="L4">
        <text:list-item>
          <text:p text:style-name="P22">Ziel: Anregung der Muskeln in einem überschaubaren Zeitraum zu intensiverem Wachstum</text:p>
        </text:list-item>
        <text:list-item>
          <text:p text:style-name="P22">Ablauf: alle vorgesehenen Sätze einer Übung werden mehrmals mit dem demselben Hantelgewicht ausgeführt; zwischen den einzelnen Sätzen legt man eine kurze Pause Erholungspause ein von jeweils 1-2 min; danach die nächste Übung für dieselbe Körperzone vornehmen; erst danach mit einer anderen Muskelgruppe weitermachen</text:p>
        </text:list-item>
      </text:list>
      <text:p text:style-name="P13"/>
      <text:p text:style-name="P9">Zirkeltraining:</text:p>
      <text:list xml:id="list3703800299" text:style-name="L5">
        <text:list-item>
          <text:p text:style-name="P20">Ziel: schöne,definierte Muskeln; nach dem Warm-up den Körper mit Zirkeltraining auf Fettverbrennungs-Level halten; Fettverbrennung funktioniert am besten bei einem gemäßigten Herz-Kreislauf-Training</text:p>
        </text:list-item>
        <text:list-item>
          <text:p text:style-name="P20">Ablauf: Ausführen jeder Übung nur in einem Satz, dann ohne Pause zur nächsten wechseln; Reihenfolge der Übungen so auswählen, dass möglichst entfernte Muskelgruppen im Wechsel trainiert werden; alle Übungen durchlaufen, Beginn einer neuen Runde; zwischen den einzelnen Durchgängen eine kurze Pause einlegen; stets zügig trainieren, aber ohne Eile</text:p>
        </text:list-item>
      </text:list>
      <text:p text:style-name="P5">Aufgabe:</text:p>
      <text:p text:style-name="P2"/>
      <text:p text:style-name="P2"><text:span text:style-name="T3">Erstelle ein Zirkeltraining </text:span><text:span text:style-name="T5">(Workout)</text:span><text:span text:style-name="T3"> </text:span><text:span text:style-name="T4">über zehn Stationen</text:span>, dass in unserer Turnhalle möglich ist. <text:s/></text:p>
      <text:list xml:id="list671423350" text:style-name="L6">
        <text:list-item>
          <text:p text:style-name="P17">Nummerierung der Übungen</text:p>
        </text:list-item>
        <text:list-item>
          <text:p text:style-name="P17">Name</text:p>
        </text:list-item>
        <text:list-item>
          <text:p text:style-name="P17">Reihenfolge</text:p>
        </text:list-item>
        <text:list-item>
          <text:p text:style-name="P17">kurze Beschreibung</text:p>
        </text:list-item>
      </text:list>
      <text:p text:style-name="P2"/>
      <text:p text:style-name="P1">Nutze dazu die Dateien <text:span text:style-name="T2">unter </text:span>Praxistipps, die ich schon hochgeladen habe bzw. auch Übungen aus der App Seven + <text:span text:style-name="T6">Beispiele von Übungen</text:span> <text:s/>(s.Anhang) <text:span text:style-name="T2">+ Unterrichtserfahrungen (das Zirkeltraining habe ich auch als Stationsbetrieb bezeichnet)</text:span></text:p>
      <text:p text:style-name="P1"/>
      <text:p text:style-name="P19">Ich denke, da habt ihr eine breite Auswahl , um ein Workout zu entwickeln.</text:p>
      <text:p text:style-name="P1"/>
      <text:p text:style-name="P4">Termin der Abgabe : Freitag, 27.03.2020, 12 Uhr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5:44:18.961000000</meta:creation-date>
    <dc:date>2020-03-22T16:03:06.059000000</dc:date>
    <meta:editing-duration>PT9M45S</meta:editing-duration>
    <meta:editing-cycles>3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26" meta:word-count="299" meta:character-count="2218" meta:non-whitespace-character-count="1936"/>
  </office:meta>
</office:document-meta>
</file>